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3.25cm" fo:min-width="7.5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8.25cm" fo:min-width="8cm"/>
      <style:paragraph-properties style:writing-mode="lr-tb"/>
    </style:style>
    <style:style style:name="gr3" style:family="graphic" style:parent-style-name="standard">
      <style:graphic-properties draw:fill-color="#158466" draw:textarea-horizontal-align="justify" draw:textarea-vertical-align="middle" draw:auto-grow-height="false" fo:min-height="0.376cm" fo:min-width="3.6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0.876cm"/>
      <style:paragraph-properties style:writing-mode="lr-tb"/>
    </style:style>
    <style:style style:name="gr5" style:family="graphic" style:parent-style-name="standard">
      <style:graphic-properties draw:stroke="dash" draw:stroke-dash="Dash" svg:stroke-width="0.035cm" svg:stroke-color="#ff0000" draw:marker-start="Arrowheads_20_1" draw:marker-start-width="0.352cm" draw:marker-end="Arrowheads_20_2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loext:graphic-properties draw:fill-color="#158466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3.5cm" svg:x="10.25cm" svg:y="3.75cm">
          <text:p text:style-name="P1">Input data [1024,17]</text:p>
          <text:p text:style-name="P1">xol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5cm" svg:height="8.5cm" svg:x="11.5cm" svg:y="8.25cm">
          <text:p text:style-name="P1">Transform Class </text:p>
          <text:p text:style-name="P1">Cm E 17^4</text:p>
          <text:p text:style-name="P1">SVD {17,17}</text:p>
          <text:p text:style-name="P1">.</text:p>
          <text:p text:style-name="P1">Pick {4,17}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5cm" svg:x="9.75cm" svg:y="18cm">
          <text:p text:style-name="P1">Output data [1024,4]</text:p>
          <text:p text:style-name="P1">xtr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5cm" svg:x="9.75cm" svg:y="22.5cm">
          <text:p text:style-name="P1">Projection [1024,17]</text:p>
          <text:p text:style-name="P1">xne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5cm" svg:height="1.25cm" svg:x="5.75cm" svg:y="5.25cm">
          <text:p text:style-name="P1">Canter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75cm" svg:height="1.25cm" svg:x="5.25cm" svg:y="23.5cm">
          <text:p text:style-name="P1">Canter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75cm" svg:height="3.5cm" svg:x="2.25cm" svg:y="4cm">
          <text:p text:style-name="P1">Zol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layer="layout" svg:width="2.75cm" svg:height="3.5cm" svg:x="2cm" svg:y="22.5cm">
          <text:p text:style-name="P1">Znew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1" draw:layer="layout" svg:x1="3.5cm" svg:y1="8cm" svg:x2="3.5cm" svg:y2="21.75cm">
          <text:p/>
        </draw:line>
        <draw:frame draw:style-name="gr6" draw:text-style-name="P5" draw:layer="layout" svg:width="3.283cm" svg:height="0.962cm" svg:x="1.894cm" svg:y="13.538cm">
          <draw:text-box>
            <text:p>Compare!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3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18:30:04.902339299</meta:creation-date>
    <meta:editing-cycles>1</meta:editing-cycles>
    <meta:editing-duration>PT8M41S</meta:editing-duration>
    <dc:date>2021-12-10T18:38:43.353805804</dc:date>
    <meta:document-statistic meta:object-count="10"/>
    <meta:generator>LibreOffice/7.0.4.2$Linux_X86_64 LibreOffice_project/00$Build-2</meta:generator>
  </office:meta>
</office:document-meta>
</file>